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h 9</text:p>
      <text:p text:style-name="Standard"/>
      <text:p text:style-name="Standard">All in attendance.</text:p>
      <text:p text:style-name="Standard"/>
      <text:p text:style-name="Standard">Action items of the day:</text:p>
      <text:p text:style-name="Standard">Deliver progress report.</text:p>
      <text:p text:style-name="Standard">Code.</text:p>
      <text:p text:style-name="Standard">Write tests.</text:p>
      <text:p text:style-name="Standard"/>
      <text:p text:style-name="Standard">To do next time:</text:p>
      <text:p text:style-name="Standard">Code.</text:p>
      <text:p text:style-name="Standard">Write tests.</text:p>
      <text:p text:style-name="Standard">Contra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21T15:26:14</meta:creation-date>
    <dc:date>2011-03-09T17:25:53</dc:date>
    <dc:creator>Colby Russell</dc:creator>
    <meta:editing-duration>PT03H59M49S</meta:editing-duration>
    <meta:editing-cycles>29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24" meta:character-count="133"/>
  </office:meta>
</office:document-meta>
</file>